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xmlns:loext="urn:org:documentfoundation:names:experimental:office:xmlns:loext:1.0" office:version="1.2">
  <office:font-face-decls>
    <style:font-face style:name="Arial" style:font-pitch="variable" style:font-family-generic="roman" svg:font-family="Arial"/>
  </office:font-face-decls>
  <office:automatic-styles>
    <style:style style:name="ce2" style:family="table-cell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'Lucida Sans'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Arial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ro4" style:family="table-row">
      <style:table-row-properties style:row-height="0.499cm"/>
    </style:style>
    <style:style style:name="ro5" style:family="table-row">
      <style:table-row-properties style:row-height="0.2cm"/>
    </style:style>
    <style:style style:name="ro6" style:family="table-row">
      <style:table-row-properties style:row-height="0.973cm"/>
    </style:style>
    <style:style style:name="ro3" style:family="table-row">
      <style:table-row-properties style:row-height="0.8cm"/>
    </style:style>
    <style:style style:name="derived_auto_ta1" style:family="table" style:master-page-name="Standard">
      <style:table-properties fo:background-color="transparent"/>
    </style:style>
    <style:style style:name="ce4" style:family="table-cell" style:data-style-name="N99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'Lucida Sans'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Arial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e3" style:family="table-cell" style:data-style-name="N10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'Lucida Sans'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Arial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o3" style:family="table-column">
      <style:table-column-properties style:column-width="5.25cm"/>
    </style:style>
    <style:style style:name="co4" style:family="table-column">
      <style:table-column-properties style:column-width="0.049cm"/>
    </style:style>
    <style:style style:name="ce5" style:family="table-cell" style:data-style-name="N0">
      <style:table-cell-properties style:vertical-align="top" fo:background-color="transparent"/>
      <style:paragraph-properties fo:text-align="start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'Lucida Sans'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Arial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2pt" fo:language="none" fo:font-style="normal"/>
    </style:style>
    <style:style style:name="co5" style:family="table-column">
      <style:table-column-properties style:column-width="5.701cm"/>
    </style:style>
    <style:style style:name="co6" style:family="table-column">
      <style:table-column-properties style:column-width="6.59cm"/>
    </style:style>
    <number:number-style style:name="N0" number:country="US" number:language="en">
      <number:number number:min-integer-digits="1"/>
    </number:number-style>
    <number:text-style style:name="N100" number:country="US" number:language="en">
      <number:text-content/>
    </number:text-style>
    <number:boolean-style style:name="N99" number:country="US" number:language="en">
      <number:boolean/>
    </number:boolean-style>
  </office:automatic-styles>
  <office:body>
    <office:text>
      <table:calculation-settings>
        <table:null-date table:date-value="1899-12-30"/>
      </table:calculation-settings>
      <table:table table:name="Detail0" table:style-name="derived_auto_ta1">
        <table:table-columns>
          <table:table-column table:style-name="co3"/>
          <table:table-column table:style-name="co4"/>
          <table:table-column table:style-name="co5"/>
          <table:table-column table:style-name="co6"/>
        </table:table-columns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Palatschinken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Ganzjährig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Zimt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Sri Lanka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Elvin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Sabani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4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Winterli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Nudelauflauf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Buchteln mit Marmelade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Palatschinken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Ganzjährig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Zimt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Sri Lanka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Kris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Steig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2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Griechis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Spaghetti Carbonara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Div. Eissorten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Buchteln mit Marmelade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Herbst, Winter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Zimt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Sri Lanka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Timo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Fisch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8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Griechis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Bauerntoast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Div. Eissorten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Kastanienreis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Herbst, Winter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Zimt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Sri Lanka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Sebastian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Mei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3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Tomatensuppe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Cordon Bleu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Div. Eissorten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Winterli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Winter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Basilikum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Asien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Stefan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Schneid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4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Winterli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Nudelauflauf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Buchteln mit Marmelade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Spaghetti Bolognese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Sommer, Herbst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Basilikum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Asien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Alexander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Pap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7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Winterli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Cordon Bleu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Palatschinken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Wurstsalat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Ganzjährig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Pfeffer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Thailand, Vietnam, Kongo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Samuel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Nagy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13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Griechis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Schnitzel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/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Schnitzel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Ganzjährig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Salz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Frankreich, Spanien, Portugal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Franz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Berg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11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Winterli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Bauerntoast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Div. Eissorten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Corndon Bleu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Ganzjährig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Salz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Frankreich, Spanien, Portugal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Anna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Schön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12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/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Cordon Blue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Kastanienreis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Corndon Bleu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Ganzjährig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Salz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Frankreich, Spanien, Portugal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Nathaniel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Heihs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12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/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Cordon Blue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Kastanienreis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Spaghetti Carbonara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Frühling, Sommer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Petersilie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Mittelmeerraum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Lara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Alb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1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Wurst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Bauerntoast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Palatschinken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Spaghetti Carbonara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Frühling, Sommer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Petersilie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Mittelmeerraum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Lena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Kogelbau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14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Tomatensuppe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Nudelauflauf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Buchteln mit Marmelade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  <table:table-row table:style-name="ro3">
          <table:table-cell office:value-type="string" table:number-columns-spanned="4">
            <text:p/>
          </table:table-cell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gericht:</text:p>
          </table:table-cell>
          <table:table-cell office:value-type="string"/>
          <table:table-cell office:value-type="string" table:style-name="ce3">
            <text:p>Griechischer Salat</text:p>
          </table:table-cell>
          <table:table-cell office:value-type="string"/>
        </table:table-row>
        <table:table-row table:style-name="ro4">
          <table:table-cell office:value-type="string" table:style-name="ce2">
            <text:p>Speisen Jahreszeit:</text:p>
          </table:table-cell>
          <table:table-cell office:value-type="string"/>
          <table:table-cell office:value-type="string" table:style-name="ce3">
            <text:p>Frühling, Sommer</text:p>
          </table:table-cell>
          <table:table-cell office:value-type="string"/>
        </table:table-row>
        <table:table-row table:style-name="ro4">
          <table:table-cell office:value-type="string" table:style-name="ce2">
            <text:p>Ist Gericht Vegetarisch:</text:p>
          </table:table-cell>
          <table:table-cell office:value-type="string"/>
          <table:table-cell office:value-type="boolean" office:boolean-value="true" table:style-name="ce4">
            <text:p/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Enthält Gewürz:</text:p>
          </table:table-cell>
          <table:table-cell office:value-type="string"/>
          <table:table-cell office:value-type="string" table:style-name="ce3">
            <text:p>Petersilie</text:p>
          </table:table-cell>
          <table:table-cell office:value-type="string"/>
        </table:table-row>
        <table:table-row table:style-name="ro4">
          <table:table-cell office:value-type="string" table:style-name="ce2">
            <text:p>Gewürzherkunft:</text:p>
          </table:table-cell>
          <table:table-cell office:value-type="string"/>
          <table:table-cell office:value-type="string" table:style-name="ce3">
            <text:p>Mittelmeerraum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Stammkunden Vorname:</text:p>
          </table:table-cell>
          <table:table-cell office:value-type="string"/>
          <table:table-cell office:value-type="string" table:style-name="ce3">
            <text:p>Helga</text:p>
          </table:table-cell>
          <table:table-cell office:value-type="string"/>
        </table:table-row>
        <table:table-row table:style-name="ro4">
          <table:table-cell office:value-type="string" table:style-name="ce2">
            <text:p>Stammkunden Nachname:</text:p>
          </table:table-cell>
          <table:table-cell office:value-type="string"/>
          <table:table-cell office:value-type="string" table:style-name="ce3">
            <text:p>Schneider</text:p>
          </table:table-cell>
          <table:table-cell office:value-type="string"/>
        </table:table-row>
        <table:table-row table:style-name="ro5">
          <table:table-cell office:value-type="string" table:number-columns-spanned="4"/>
          <table:covered-table-cell/>
          <table:covered-table-cell/>
          <table:covered-table-cell/>
        </table:table-row>
        <table:table-row table:style-name="ro4">
          <table:table-cell office:value-type="string" table:style-name="ce2">
            <text:p>Lieblingsmenü:</text:p>
          </table:table-cell>
          <table:table-cell office:value-type="string"/>
          <table:table-cell office:value-type="float" office:value="6" table:style-name="ce5">
            <text:p/>
          </table:table-cell>
          <table:table-cell office:value-type="string"/>
        </table:table-row>
        <table:table-row table:style-name="ro4">
          <table:table-cell office:value-type="string" table:style-name="ce2">
            <text:p>Vorspeise:</text:p>
          </table:table-cell>
          <table:table-cell office:value-type="string"/>
          <table:table-cell office:value-type="string" table:style-name="ce3">
            <text:p>Wurstsalat</text:p>
          </table:table-cell>
          <table:table-cell office:value-type="string"/>
        </table:table-row>
        <table:table-row table:style-name="ro4">
          <table:table-cell office:value-type="string" table:style-name="ce2">
            <text:p>Hauptspeise:</text:p>
          </table:table-cell>
          <table:table-cell office:value-type="string"/>
          <table:table-cell office:value-type="string" table:style-name="ce3">
            <text:p>Spaghetti Bolognese</text:p>
          </table:table-cell>
          <table:table-cell office:value-type="string"/>
        </table:table-row>
        <table:table-row table:style-name="ro4">
          <table:table-cell office:value-type="string" table:style-name="ce2">
            <text:p>Nachspeise:</text:p>
          </table:table-cell>
          <table:table-cell office:value-type="string"/>
          <table:table-cell office:value-type="string" table:style-name="ce3">
            <text:p>Kastanienreis</text:p>
          </table:table-cell>
          <table:table-cell office:value-type="string"/>
        </table:table-row>
        <table:table-row table:style-name="ro4">
          <table:table-cell office:value-type="string" table:style-name="ce2">
            <text:p>Ist Menü Vegetarisch:</text:p>
          </table:table-cell>
          <table:table-cell office:value-type="string"/>
          <table:table-cell office:value-type="boolean" office:boolean-value="false" table:style-name="ce4">
            <text:p/>
          </table:table-cell>
          <table:table-cell office:value-type="string"/>
        </table:table-row>
        <table:table-row table:style-name="ro6">
          <table:table-cell office:value-type="string" table:number-columns-spanned="4"/>
          <table:covered-table-cell/>
          <table:covered-table-cell/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chartooo="http://openoffice.org/2010/chart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grddl="http://www.w3.org/2003/g/data-view#" office:version="1.2">
  <office:font-face-decls>
    <style:font-face style:name="Arial" style:font-pitch="variable" style:font-family-generic="roman" svg:font-family="Arial"/>
  </office:font-face-decls>
  <office:styles/>
  <office:automatic-styles>
    <style:style style:name="ce1" style:family="table-cell">
      <style:table-cell-properties style:vertical-align="top" fo:background-color="transparent"/>
      <style:paragraph-properties fo:text-align="center"/>
      <style:text-properties style:text-combine="none" style:text-position="0% 100%" style:font-family-generic-complex="system" style:font-family-generic-asian="system" style:text-line-through-style="none" style:font-weight-complex="normal" style:font-family-asian="'Microsoft YaHei'" style:font-pitch-asian="variable" style:font-family-complex="'Lucida Sans'" style:country-asian="none" style:font-weight-asian="normal" style:text-underline-mode="continuous" style:country-complex="none" style:letter-kerning="false" style:font-style-complex="normal" style:text-scale="100%" style:text-overline-mode="continuous" style:text-blinking="false" style:text-rotation-angle="0" style:font-style-asian="normal" style:text-underline-style="none" style:font-relief="none" style:text-line-through-mode="continuous" style:language-complex="none" style:text-line-through-type="none" style:text-outline="false" style:font-size-complex="12pt" style:font-size-asian="12pt" style:font-name="Arial" style:font-pitch-complex="variable" style:language-asian="none" style:text-emphasize="none" text:display="true" fo:country="none" fo:text-transform="none" fo:font-variant="normal" fo:text-shadow="none" fo:color="#000000" fo:font-weight="normal" fo:letter-spacing="normal" fo:font-size="18pt" fo:language="none" fo:font-style="normal"/>
    </style:style>
    <style:style style:name="co1" style:family="table-column">
      <style:table-column-properties style:column-width="2.295cm"/>
    </style:style>
    <style:style style:name="co2" style:family="table-column">
      <style:table-column-properties style:column-width="13cm"/>
    </style:style>
    <style:style style:name="ro7" style:family="table-row">
      <style:table-row-properties style:row-height="2.831cm"/>
    </style:style>
    <style:style style:name="ro1" style:family="table-row">
      <style:table-row-properties style:row-height="1cm"/>
    </style:style>
    <style:style style:name="ta1" style:family="table">
      <style:table-properties fo:background-color="transparent"/>
    </style:style>
    <style:style style:name="ro2" style:family="table-row">
      <style:table-row-properties style:row-height="1.75cm"/>
    </style:style>
    <style:style style:name="co7" style:family="table-column">
      <style:table-column-properties style:column-width="17.59cm"/>
    </style:style>
    <style:page-layout style:name="Mpm1">
      <style:page-layout-properties style:num-format="1" style:shadow="none" style:print-orientation="portrait" style:paper-tray-name="[From printer settings]" fo:margin-left="2cm" fo:border="none" fo:background-color="transparent" fo:padding="0cm" fo:page-height="27.94cm" fo:margin-top="2cm" fo:margin-bottom="2cm" fo:page-width="21.59cm" fo:margin-right="2cm"/>
      <style:header-style>
        <style:header-footer-properties style:shadow="none" svg:height="37.5mm" fo:margin-left="0cm" fo:border="none" fo:background-color="transparent" fo:padding="0cm" fo:margin-bottom="0cm" fo:margin-right="0cm"/>
      </style:header-style>
      <style:footer-style>
        <style:header-footer-properties style:shadow="none" svg:height="28.310000896453857mm" fo:margin-left="0cm" fo:border="none" fo:background-color="transparent" fo:padding="0cm" fo:margin-top="0cm" fo:margin-right="0cm"/>
      </style:footer-style>
    </style:page-layout>
  </office:automatic-styles>
  <office:master-styles>
    <style:master-page style:name="Standard" style:page-layout-name="Mpm1">
      <style:header>
        <table:table table:name="Page_Header0" table:style-name="ta1">
          <table:table-columns>
            <table:table-column table:style-name="co1"/>
            <table:table-column table:style-name="co2"/>
            <table:table-column table:style-name="co1"/>
          </table:table-columns>
          <table:table-row table:style-name="ro1">
            <table:table-cell office:value-type="string" table:number-columns-spanned="3">
              <text:p/>
            </table:table-cell>
            <table:covered-table-cell/>
            <table:covered-table-cell/>
          </table:table-row>
          <table:table-row table:style-name="ro2">
            <table:table-cell office:value-type="string"/>
            <table:table-cell office:value-type="string" table:style-name="ce1">
              <text:p>Übersicht, über die Lieblingsspeisen und Lieblingsmenüs unserer Stammgäste.</text:p>
            </table:table-cell>
            <table:table-cell office:value-type="string"/>
          </table:table-row>
          <table:table-row table:style-name="ro1">
            <table:table-cell office:value-type="string" table:number-columns-spanned="3"/>
            <table:covered-table-cell/>
            <table:covered-table-cell/>
          </table:table-row>
        </table:table>
      </style:header>
      <style:footer>
        <table:table table:name="Page_Footer0" table:style-name="ta1">
          <table:table-columns>
            <table:table-column table:style-name="co7"/>
          </table:table-columns>
          <table:table-row table:style-name="ro7">
            <table:table-cell office:value-type="string" table:number-columns-spanned="1">
              <text:p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draw="urn:oasis:names:tc:opendocument:xmlns:drawing:1.0" xmlns:form="urn:oasis:names:tc:opendocument:xmlns:form:1.0" xmlns:grddl="http://www.w3.org/2003/g/data-view#" xmlns:number="urn:oasis:names:tc:opendocument:xmlns:datastyle:1.0" xmlns:office="urn:oasis:names:tc:opendocument:xmlns:office:1.0" xmlns:ooo="http://openoffice.org/2004/office" xmlns:rpt="http://openoffice.org/2005/report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 xmlns:meta="urn:oasis:names:tc:opendocument:xmlns:meta:1.0">LibreOffice/6.4.1.2$Windows_x86 LibreOffice_project/4d224e95b98b138af42a64d84056446d09082932/report_builder</meta:generator>
  </office:meta>
</office:document-meta>
</file>